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-color="#000000" draw:textarea-vertical-align="middle" draw:auto-grow-height="false" fo:min-height="7.251cm" fo:min-width="8.0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8.588cm" svg:height="7.5cm" draw:transform="rotate (-1.5707963267949) translate (17.2cm 12cm)">
          <text:p/>
          <draw:enhanced-geometry svg:viewBox="0 0 21600 21600" draw:text-areas="0 0 21600 21600" draw:type="circular-arrow" draw:modifiers="-179.542550434845 0.136393427792101 8361.735651846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2:53:44.045422205</dc:date>
    <meta:editing-cycles>24</meta:editing-cycles>
    <meta:editing-duration>PT1H25M5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